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65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0.935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2.8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9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543cm" fo:break-before="auto" style:use-optimal-row-height="true"/>
    </style:style>
    <style:style style:name="ro5" style:family="table-row">
      <style:table-row-properties style:row-height="2.036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ize="14pt" style:font-size-asian="14pt" style:font-size-complex="14pt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2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5" table:default-cell-style-name="ce5"/>
        <table:table-row table:style-name="ro1">
          <table:table-cell table:style-name="ce1" table:number-columns-repeated="5"/>
          <table:table-cell table:style-name="ce8"/>
          <table:table-cell table:style-name="ce10" office:value-type="string" calcext:value-type="string" table:number-columns-spanned="6" table:number-rows-spanned="1">
            <text:p>VIDEO BASED</text:p>
          </table:table-cell>
          <table:covered-table-cell table:number-columns-repeated="5" table:style-name="ce1"/>
          <table:table-cell/>
          <table:table-cell table:style-name="ce10" office:value-type="string" calcext:value-type="string" table:number-columns-spanned="6" table:number-rows-spanned="1">
            <text:p>GAZE BASED</text:p>
          </table:table-cell>
          <table:covered-table-cell table:number-columns-repeated="5" table:style-name="ce1"/>
          <table:table-cell table:number-columns-repeated="1005"/>
        </table:table-row>
        <table:table-row table:style-name="ro2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Subject ID</text:p>
          </table:table-cell>
          <table:table-cell table:style-name="ce1" office:value-type="string" calcext:value-type="string">
            <text:p>Session ID</text:p>
          </table:table-cell>
          <table:table-cell table:style-name="ce1" office:value-type="string" calcext:value-type="string">
            <text:p>Total Blink</text:p>
          </table:table-cell>
          <table:table-cell table:style-name="ce1" office:value-type="string" calcext:value-type="string">
            <text:p>Total Blink </text:p>
            <text:p>per minute</text:p>
          </table:table-cell>
          <table:table-cell table:style-name="ce8"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Estimated </text:p>
            <text:p>EBR</text:p>
          </table:table-cell>
          <table:table-cell table:style-name="ce1" office:value-type="string" calcext:value-type="string">
            <text:p>Estimation </text:p>
            <text:p>Error</text:p>
          </table:table-cell>
          <table:table-cell table:style-name="ce1" office:value-type="string" calcext:value-type="string">
            <text:p>Estimation </text:p>
            <text:p>Accuracy</text:p>
          </table:table-cell>
          <table:table-cell/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Estimated </text:p>
            <text:p>EBR</text:p>
          </table:table-cell>
          <table:table-cell table:style-name="ce1" office:value-type="string" calcext:value-type="string">
            <text:p>Estimation </text:p>
            <text:p>Error</text:p>
          </table:table-cell>
          <table:table-cell table:style-name="ce1" office:value-type="string" calcext:value-type="string">
            <text:p>Estimation </text:p>
            <text:p>Accuracy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[.D3] * 60 / 72" office:value-type="float" office:value="4.16666666666667" calcext:value-type="float">
            <text:p>4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formula="of:=[.D4] * 60 / 72" office:value-type="float" office:value="14.1666666666667" calcext:value-type="float">
            <text:p>14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formula="of:=[.D5] * 60 / 72" office:value-type="float" office:value="10" calcext:value-type="float">
            <text:p>10.0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[.D6] * 60 / 72" office:value-type="float" office:value="5" calcext:value-type="float">
            <text:p>5.0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formula="of:=[.D7] * 60 / 72" office:value-type="float" office:value="9.16666666666667" calcext:value-type="float">
            <text:p>9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<text:s/>0:28 - 0:31: starnut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28" calcext:value-type="float">
            <text:p>28</text:p>
          </table:table-cell>
          <table:table-cell table:style-name="ce7" table:formula="of:=[.D8] * 60 / 72" office:value-type="float" office:value="23.3333333333333" calcext:value-type="float">
            <text:p>23.3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<text:s/>1:00 – 1:07: abbassa sgua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formula="of:=[.D9] * 60 / 72" office:value-type="float" office:value="7.5" calcext:value-type="float">
            <text:p>7.5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0:50 - <text:s/>0:58: socchiude molto occh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formula="of:=[.D10] * 60 / 72" office:value-type="float" office:value="12.5" calcext:value-type="float">
            <text:p>12.5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3" office:value-type="string" calcext:value-type="string">
            <text:p>1:10 – 1:12: socchiude molto occh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formula="of:=[.D11] * 60 / 72" office:value-type="float" office:value="15.8333333333333" calcext:value-type="float">
            <text:p>15.8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3">
          <table:table-cell table:style-name="ce2" office:value-type="string" calcext:value-type="string">
            <text:p>0:12 / 0:25 abbasa occhi</text:p>
            <text:p>0:54 – 1:03: chiude occhi</text:p>
            <text:p>Visibilmente scoss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formula="of:=[.D12] * 60 / 72" office:value-type="float" office:value="15.8333333333333" calcext:value-type="float">
            <text:p>15.8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4">
          <table:table-cell table:style-name="ce4" office:value-type="string" calcext:value-type="string">
            <text:p>0:22 – 0:32: gira e abbassa la testa</text:p>
            <text:p>0:48 – 0:49: gira la testa</text:p>
            <text:p/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38" calcext:value-type="float">
            <text:p>38</text:p>
          </table:table-cell>
          <table:table-cell table:style-name="ce7" table:formula="of:=[.D13] * 60 / 72" office:value-type="float" office:value="31.6666666666667" calcext:value-type="float">
            <text:p>31.6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62" calcext:value-type="float">
            <text:p>156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formula="of:=[.D14] * 60 / 72" office:value-type="float" office:value="13.3333333333333" calcext:value-type="float">
            <text:p>13.3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5">
          <table:table-cell table:style-name="ce2" office:value-type="string" calcext:value-type="string">
            <text:p>Iniza con occhi chiusi</text:p>
            <text:p>0:22: abbassa la testa</text:p>
            <text:p>0:47 – 0:52: chiude gli occhi</text:p>
            <text:p>0:54 – 1:02: chiude gli occh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12" calcext:value-type="float">
            <text:p>171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formula="of:=[.D15] * 60 / 72" office:value-type="float" office:value="10.8333333333333" calcext:value-type="float">
            <text:p>10.8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18" calcext:value-type="float">
            <text:p>2118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formula="of:=[.D16] * 60 / 72" office:value-type="float" office:value="10" calcext:value-type="float">
            <text:p>10.0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[.D17] * 60 / 72" office:value-type="float" office:value="6.66666666666667" calcext:value-type="float">
            <text:p>6.6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6">
          <table:table-cell table:style-name="ce2" office:value-type="string" calcext:value-type="string">
            <text:p>0:00 – 0:40: faccia un po girata</text:p>
            <text:p/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float" office:value="29" calcext:value-type="float">
            <text:p>29</text:p>
          </table:table-cell>
          <table:table-cell table:style-name="ce7" table:formula="of:=[.D18] * 60 / 72" office:value-type="float" office:value="24.1666666666667" calcext:value-type="float">
            <text:p>24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D19] * 60 / 72" office:value-type="float" office:value="1.66666666666667" calcext:value-type="float">
            <text:p>1.6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28" calcext:value-type="float">
            <text:p>2628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[.D20] * 60 / 72" office:value-type="float" office:value="4.16666666666667" calcext:value-type="float">
            <text:p>4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6">
          <table:table-cell table:style-name="ce2" office:value-type="string" calcext:value-type="string">
            <text:p>0:51 – 0:52 : socchiude occhi</text:p>
            <text:p>1:01 – 1:02: socchiude occh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754" calcext:value-type="float">
            <text:p>275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formula="of:=[.D21] * 60 / 72" office:value-type="float" office:value="13.3333333333333" calcext:value-type="float">
            <text:p>13.3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formula="of:=[.D22] * 60 / 72" office:value-type="float" office:value="4.16666666666667" calcext:value-type="float">
            <text:p>4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06" calcext:value-type="float">
            <text:p>3006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formula="of:=[.D23] * 60 / 72" office:value-type="float" office:value="10.8333333333333" calcext:value-type="float">
            <text:p>10.83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132" calcext:value-type="float">
            <text:p>313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formula="of:=[.D24] * 60 / 72" office:value-type="float" office:value="12.5" calcext:value-type="float">
            <text:p>12.5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formula="of:=[.D25] * 60 / 72" office:value-type="float" office:value="9.16666666666667" calcext:value-type="float">
            <text:p>9.17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12" calcext:value-type="float">
            <text:p>3512</text:p>
          </table:table-cell>
          <table:table-cell table:style-name="ce2" office:value-type="float" office:value="42" calcext:value-type="float">
            <text:p>42</text:p>
          </table:table-cell>
          <table:table-cell table:style-name="ce7" table:formula="of:=[.D26] * 60 / 72" office:value-type="float" office:value="35" calcext:value-type="float">
            <text:p>35.0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bacchetta degli occhiali in regione occhio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646" calcext:value-type="float">
            <text:p>3646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formula="of:=[.D27] * 60 / 72" office:value-type="float" office:value="12.5" calcext:value-type="float">
            <text:p>12.5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formula="of:=[.D28] * 60 / 72" office:value-type="float" office:value="20" calcext:value-type="float">
            <text:p>20.00</text:p>
          </table:table-cell>
          <table:table-cell table:style-name="ce9"/>
          <table:table-cell table:style-name="ce2" table:number-columns-repeated="6"/>
          <table:table-cell table:style-name="Default"/>
          <table:table-cell table:style-name="ce2" table:number-columns-repeated="6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C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09:39:59.177421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8:06:45.574229657</meta:creation-date>
    <dc:date>2015-12-16T13:58:12.653008234</dc:date>
    <meta:editing-duration>PT10H51M19S</meta:editing-duration>
    <meta:editing-cycles>24</meta:editing-cycles>
    <meta:generator>LibreOffice/4.3.3.2$Linux_X86_64 LibreOffice_project/430m0$Build-2</meta:generator>
    <meta:document-statistic meta:table-count="1" meta:cell-count="133" meta:object-count="0"/>
  </office:meta>
</office:document-meta>
</file>